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paragraph-rsid="0d13f73f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3" style:family="paragraph" style:parent-style-name="Standard">
      <style:text-properties officeooo:paragraph-rsid="0d3942c2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3a3914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bf8351d"/>
    </style:style>
    <style:style style:name="P68" style:family="paragraph" style:parent-style-name="Footnote">
      <style:text-properties officeooo:rsid="043ccc66" officeooo:paragraph-rsid="0c397b0b"/>
    </style:style>
    <style:style style:name="P69" style:family="paragraph" style:parent-style-name="Footnote">
      <style:text-properties officeooo:paragraph-rsid="0cf7e116"/>
    </style:style>
    <style:style style:name="P70" style:family="paragraph" style:parent-style-name="Footnote">
      <style:text-properties officeooo:paragraph-rsid="0cfb8404"/>
    </style:style>
    <style:style style:name="P71" style:family="paragraph" style:parent-style-name="Footnote">
      <style:text-properties officeooo:paragraph-rsid="0d2b38cd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>
      <style:text-properties officeooo:paragraph-rsid="0cc5fe5b"/>
    </style:style>
    <style:style style:name="P78" style:family="paragraph" style:parent-style-name="Standard">
      <style:text-properties officeooo:paragraph-rsid="0cb627b6"/>
    </style:style>
    <style:style style:name="P79" style:family="paragraph" style:parent-style-name="Standard">
      <style:text-properties officeooo:paragraph-rsid="0d4a40eb"/>
    </style:style>
    <style:style style:name="P80" style:family="paragraph" style:parent-style-name="Standard">
      <style:text-properties officeooo:paragraph-rsid="0d4b85c3"/>
    </style:style>
    <style:style style:name="P81" style:family="paragraph" style:parent-style-name="Standard">
      <style:text-properties officeooo:paragraph-rsid="0cc79a2d"/>
    </style:style>
    <style:style style:name="P82" style:family="paragraph" style:parent-style-name="Standard">
      <style:text-properties officeooo:paragraph-rsid="0cbe2b6f"/>
    </style:style>
    <style:style style:name="P83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8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8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9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0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2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03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04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05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06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07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08" style:family="text">
      <style:text-properties fo:color="#000000" style:font-name="Ubuntu1" fo:font-size="12pt" style:font-size-asian="12pt" style:font-size-complex="12pt"/>
    </style:style>
    <style:style style:name="T309" style:family="text">
      <style:text-properties fo:color="#000000" style:font-name="Ubuntu1" fo:font-size="12pt" officeooo:rsid="004804ae" style:font-size-asian="12pt" style:font-size-complex="12pt"/>
    </style:style>
    <style:style style:name="T310" style:family="text">
      <style:text-properties fo:color="#000000" style:font-name="Ubuntu1" fo:font-size="12pt" officeooo:rsid="0bac438a" style:font-size-asian="12pt" style:font-size-complex="12pt"/>
    </style:style>
    <style:style style:name="T311" style:family="text">
      <style:text-properties fo:color="#000000" style:text-underline-style="none" officeooo:rsid="0588721b" style:font-size-asian="12pt" style:font-size-complex="12pt"/>
    </style:style>
    <style:style style:name="T31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19" style:family="text">
      <style:text-properties fo:color="#000000" style:font-name="Ubuntu" fo:font-size="12pt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0" style:family="text">
      <style:text-properties fo:color="#000000" style:font-name="Ubuntu" fo:font-size="12pt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style:font-name="Ubuntu" fo:font-size="12pt" fo:language="nl" fo:country="NL" officeooo:rsid="0d4fe159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3" style:family="text">
      <style:text-properties fo:color="#000000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47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48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49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50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51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52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53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54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55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56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7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8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59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60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61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3" style:family="text">
      <style:text-properties style:use-window-font-color="true"/>
    </style:style>
    <style:style style:name="T36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8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9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0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7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3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officeooo:rsid="047da547"/>
    </style:style>
    <style:style style:name="T398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0" style:family="text">
      <style:text-properties fo:font-size="12pt" style:font-size-asian="12pt" style:font-size-complex="12pt"/>
    </style:style>
    <style:style style:name="T401" style:family="text">
      <style:text-properties fo:font-size="12pt" officeooo:rsid="02eddb5a" style:font-size-asian="12pt" style:font-size-complex="12pt"/>
    </style:style>
    <style:style style:name="T402" style:family="text">
      <style:text-properties fo:font-size="12pt" officeooo:rsid="064c9632" style:font-size-asian="12pt" style:font-size-complex="12pt"/>
    </style:style>
    <style:style style:name="T403" style:family="text">
      <style:text-properties officeooo:rsid="047fb57c"/>
    </style:style>
    <style:style style:name="T404" style:family="text">
      <style:text-properties officeooo:rsid="047da547"/>
    </style:style>
    <style:style style:name="T405" style:family="text">
      <style:text-properties officeooo:rsid="01657261" style:font-size-asian="12pt" style:font-size-complex="12pt"/>
    </style:style>
    <style:style style:name="T406" style:family="text">
      <style:text-properties officeooo:rsid="00bddfbe" style:font-size-asian="12pt" style:font-size-complex="12pt"/>
    </style:style>
    <style:style style:name="T407" style:family="text">
      <style:text-properties officeooo:rsid="04473353"/>
    </style:style>
    <style:style style:name="T408" style:family="text">
      <style:text-properties fo:font-weight="normal" style:font-weight-asian="normal" style:font-weight-complex="normal"/>
    </style:style>
    <style:style style:name="T409" style:family="text">
      <style:text-properties officeooo:rsid="06049971"/>
    </style:style>
    <style:style style:name="T410" style:family="text">
      <style:text-properties fo:font-weight="bold" officeooo:rsid="06049971" style:font-weight-asian="bold" style:font-weight-complex="bold"/>
    </style:style>
    <style:style style:name="T411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3" style:family="text">
      <style:text-properties officeooo:rsid="050aa1f1"/>
    </style:style>
    <style:style style:name="T414" style:family="text">
      <style:text-properties officeooo:rsid="05903285"/>
    </style:style>
    <style:style style:name="T415" style:family="text">
      <style:text-properties officeooo:rsid="0594b105"/>
    </style:style>
    <style:style style:name="T416" style:family="text">
      <style:text-properties fo:font-style="italic" officeooo:rsid="06049971" style:font-style-asian="italic" style:font-style-complex="italic"/>
    </style:style>
    <style:style style:name="T417" style:family="text">
      <style:text-properties officeooo:rsid="0a6f0a69"/>
    </style:style>
    <style:style style:name="T418" style:family="text">
      <style:text-properties officeooo:rsid="0aace3cd"/>
    </style:style>
    <style:style style:name="T419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20" style:family="text">
      <style:text-properties fo:font-size="10pt" officeooo:rsid="06049971" style:font-size-asian="10pt" style:font-size-complex="10pt"/>
    </style:style>
    <style:style style:name="T421" style:family="text">
      <style:text-properties officeooo:rsid="0b952edb"/>
    </style:style>
    <style:style style:name="T422" style:family="text">
      <style:text-properties fo:font-size="8pt" style:font-size-asian="8pt" style:font-size-complex="8pt" loext:padding="0.049cm" loext:border="0.31pt solid #000000"/>
    </style:style>
    <style:style style:name="T423" style:family="text">
      <style:text-properties officeooo:rsid="0394a435"/>
    </style:style>
    <style:style style:name="T424" style:family="text">
      <style:text-properties officeooo:rsid="0be4091b"/>
    </style:style>
    <style:style style:name="T425" style:family="text">
      <style:text-properties officeooo:rsid="0bf888a9"/>
    </style:style>
    <style:style style:name="T426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7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1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2" style:family="text">
      <style:text-properties officeooo:rsid="0cf7e116"/>
    </style:style>
    <style:style style:name="T433" style:family="text">
      <style:text-properties officeooo:rsid="0d1ec96e"/>
    </style:style>
    <style:style style:name="T434" style:family="text">
      <style:text-properties officeooo:rsid="0d4a40eb"/>
    </style:style>
    <style:style style:name="T435" style:family="text">
      <style:text-properties officeooo:rsid="0d4b85c3"/>
    </style:style>
    <style:style style:name="T436" style:family="text">
      <style:text-properties officeooo:rsid="0d4fe15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Strong_20_Emphasis"><text:span text:style-name="T278">C</text:span></text:span><text:span text:style-name="Strong_20_Emphasis"><text:span text:style-name="T273">hecklist voor </text:span></text:span><text:span text:style-name="Strong_20_Emphasis"><text:span text:style-name="T283">de installatie</text:span></text:span><text:span text:style-name="Strong_20_Emphasis"><text:span text:style-name="T273"> van </text:span></text:span><text:reference-mark-start text:name="Distributie"/><text:span text:style-name="Strong_20_Emphasis"><text:span text:style-name="T276">Ubuntu</text:span></text:span><text:reference-mark-end text:name="Distributie"/><text:span text:style-name="Strong_20_Emphasis"><text:span text:style-name="T276"> </text:span></text:span><text:reference-mark-start text:name="Versie"/><text:span text:style-name="Strong_20_Emphasis"><text:span text:style-name="T282">20</text:span></text:span><text:span text:style-name="Strong_20_Emphasis"><text:span text:style-name="T281">.04 LTS</text:span></text:span><text:reference-mark-end text:name="Versie"/><text:span text:style-name="Strong_20_Emphasis"><text:span text:style-name="T274"><text:note text:id="ftn1" text:note-class="footnote"><text:note-citation>1</text:note-citation><text:note-body><text:p text:style-name="P67"><text:span text:style-name="T423">Deze versie </text:span><text:span text:style-name="T424">20.04 </text:span><text:span text:style-name="T423">heeft codenaam Focal Fossa (focal) en is een zogenaamde LTS-versie <text:line-break/>(Long-Term Support, langetermijnondersteuning). <text:s/>Een LTS-versie verschijnt iedere twee jaar <text:line-break/>in april (deze in april 2020) en wordt vanaf vrijgave 5 jaar ondersteund</text:span><text:span text:style-name="T417"> </text:span><text:span text:style-name="T423">(</text:span><text:span text:style-name="T425">updates </text:span><text:span text:style-name="T423">tot april 2025</text:span><text:span text:style-name="T417">)</text:span><text:span text:style-name="T423">.</text:span></text:p></text:note-body></text:note></text:span></text:span><text:span text:style-name="Strong_20_Emphasis"><text:span text:style-name="T274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7">.</text:span></text:span></text:p>
      <text:p text:style-name="P13"/>
      <text:p text:style-name="P28"><text:span text:style-name="T17">Kijk op</text:span><text:span text:style-name="T27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3"> </text:span><text:span text:style-name="T364">voor</text:span><text:span text:style-name="T365"> </text:span><text:span text:style-name="T366">deze en andere </text:span><text:span text:style-name="T18">checklists, scripts, en overige bestanden.</text:span></text:p>
      <text:p text:style-name="P21"/>
      <text:p text:style-name="P56"><text:span text:style-name="T173">D</text:span><text:span text:style-name="T172">it is een invulbare PD</text:span><text:span text:style-name="T174">F</text:span><text:span text:style-name="T172"> met tekst- en keuzevakken; </text:span><text:span text:style-name="T175">a</text:span><text:span text:style-name="T172">fdrukken is niet noodzakelijk.</text:span></text:p>
      <text:p text:style-name="P14"/>
      <text:p text:style-name="P14"/>
      <text:p text:style-name="P14">V<text:span text:style-name="T403">ul de waarden in het tekstvak achter de </text:span><text:span text:style-name="Definition"><text:span text:style-name="T404">schuingedrukte</text:span></text:span> <text:span text:style-name="T404">woorden </text:span><text:span text:style-name="T397">(zie toelichting)</text:span><text:span text:style-name="T404">:</text:span></text:p>
      <text:p text:style-name="P4"><text:span text:style-name="Definition"><text:span text:style-name="T371">g</text:span></text:span><text:span text:style-name="Definition"><text:span text:style-name="T370">ebruiker</text:span></text:span><text:span text:style-name="Definition"><text:span text:style-name="T372"><text:tab/><text:tab/></text:span></text:span><text:span text:style-name="Definition"><text:span text:style-name="T363"> <text:tab/><text:tab/></text:span></text:span><text:span text:style-name="T373"><draw:control text:anchor-type="as-char" svg:y="-0.429cm" draw:z-index="44" draw:name="Gebruiker" draw:style-name="gr2" draw:text-style-name="P85" svg:width="6.061cm" svg:height="0.6cm" draw:control="control45"><svg:title>Gebruiker</svg:title><svg:desc>Volledige naam, bijv. Jan Stek</svg:desc></draw:control></text:span><text:span text:style-name="T373"><text:tab/></text:span><text:span text:style-name="T374">(</text:span><text:span text:style-name="T394">volledige naam, bijv. </text:span><text:span text:style-name="T396">Karel Kamer</text:span><text:span text:style-name="T395">)</text:span></text:p>
      <text:p text:style-name="Standard"><text:span text:style-name="Definition"><text:span text:style-name="T371">g</text:span></text:span><text:span text:style-name="Definition"><text:span text:style-name="T370">ebruikersnaam<text:tab/><text:tab/></text:span></text:span><text:span text:style-name="Definition"><text:span text:style-name="T370"><draw:control text:anchor-type="as-char" svg:y="-0.429cm" draw:z-index="45" draw:name="Gberuikersnaam" draw:style-name="gr2" draw:text-style-name="P85" svg:width="6.061cm" svg:height="0.6cm" draw:control="control46"><svg:title>Gebruikersnaam</svg:title><svg:desc>Korte naam, bijv. jan</svg:desc></draw:control></text:span></text:span><text:span text:style-name="Definition"><text:span text:style-name="T370"><text:tab/></text:span></text:span><text:span text:style-name="T3">(korte naam, bijv. </text:span><text:span text:style-name="T300">karel</text:span><text:span text:style-name="T3">)</text:span></text:p>
      <text:p text:style-name="P2"><text:span text:style-name="Definition"><text:span text:style-name="T388">c</text:span></text:span><text:span text:style-name="Definition"><text:span text:style-name="T387">omputernaam<text:tab/><text:tab/></text:span></text:span><text:span text:style-name="Definition"><text:span text:style-name="T373"><draw:control text:anchor-type="as-char" svg:y="-0.429cm" draw:z-index="46" draw:name="Computernaam" draw:style-name="gr2" draw:text-style-name="P85" svg:width="6.061cm" svg:height="0.6cm" draw:control="control47"><svg:title>Computernaam</svg:title><svg:desc>Unieke naam van de computer</svg:desc></draw:control></text:span></text:span><text:span text:style-name="Definition"><text:span text:style-name="T373"><text:tab/></text:span></text:span><text:span text:style-name="Definition"><text:span text:style-name="T377">(</text:span></text:span><text:span text:style-name="Definition"><text:span text:style-name="T375">unieke naam van de compute</text:span></text:span><text:span text:style-name="Definition"><text:span text:style-name="T376">r</text:span></text:span><text:span text:style-name="Definition"><text:span text:style-name="T377">)</text:span></text:span></text:p>
      <text:p text:style-name="P2"><text:span text:style-name="Definition"><text:span text:style-name="T371">o</text:span></text:span><text:span text:style-name="Definition"><text:span text:style-name="T370">pstartmenu</text:span></text:span><text:span text:style-name="Definition"><text:span text:style-name="T373"><text:tab/><text:tab/><text:tab/></text:span></text:span><text:span text:style-name="Definition"><text:span text:style-name="T373"><draw:control text:anchor-type="as-char" svg:y="-0.429cm" draw:z-index="47" draw:name="Opstartmenu" draw:style-name="gr2" draw:text-style-name="P85" svg:width="6.061cm" svg:height="0.6cm" draw:control="control48"><svg:title>Opstartmenu</svg:title><svg:desc>Toets voor het opstartmenu ("bootmenu")</svg:desc></draw:control></text:span></text:span><text:span text:style-name="Definition"><text:span text:style-name="T373"><text:tab/></text:span></text:span><text:span text:style-name="Definition"><text:span text:style-name="T377">(</text:span></text:span><text:span text:style-name="Definition"><text:span text:style-name="T375">to</text:span></text:span><text:span text:style-name="Definition"><text:span text:style-name="T384">ets voor het opstartmedium</text:span></text:span><text:span text:style-name="Definition"><text:span text:style-name="T385">)</text:span></text:span></text:p>
      <text:p text:style-name="P2"><text:span text:style-name="Definition"><text:span text:style-name="T389">i</text:span></text:span><text:span text:style-name="Definition"><text:span text:style-name="T390">nstellingen</text:span></text:span><text:span text:style-name="T377"><text:tab/><text:tab/> <text:tab/></text:span><text:span text:style-name="T377"><draw:control text:anchor-type="as-char" svg:y="-0.429cm" draw:z-index="43" draw:name="Instellingen" draw:style-name="gr2" draw:text-style-name="P85" svg:width="6.061cm" svg:height="0.6cm" draw:control="control44"><svg:title>Instellingen</svg:title><svg:desc>Toets voor het BIOS/UEFI-scherm ("setup")</svg:desc></draw:control></text:span><text:span text:style-name="T377"><text:tab/>(</text:span><text:span text:style-name="T375">toets voor het BIOS/UEFI-scherm</text:span><text:span text:style-name="T377">)</text:span></text:p>
      <text:p text:style-name="P3"><text:span text:style-name="Definition"><text:span text:style-name="T367">2</text:span></text:span><text:span text:style-name="Definition"><text:span text:style-name="T369">e </text:span></text:span><text:span text:style-name="Definition"><text:span text:style-name="T391">gebr</text:span></text:span><text:span text:style-name="Definition"><text:span text:style-name="T367">uiker </text:span></text:span><text:span text:style-name="Definition"><text:span text:style-name="T368">(evt.)</text:span></text:span><text:span text:style-name="T377"><text:tab/></text:span><text:span text:style-name="T377"><draw:control text:anchor-type="as-char" svg:y="-0.429cm" draw:z-index="48" draw:name="Instellingen_0" draw:style-name="gr2" draw:text-style-name="P85" svg:width="6.061cm" svg:height="0.6cm" draw:control="control49"><svg:title>Instellingen</svg:title><svg:desc>Toets voor het BIOS/UEFI-scherm ("setup")</svg:desc></draw:control></text:span><text:span text:style-name="T377"><text:tab/>(volledige naam </text:span><text:span text:style-name="T381">evt. </text:span><text:span text:style-name="T380">2</text:span><text:span text:style-name="T398">e</text:span><text:span text:style-name="T380"> </text:span><text:span text:style-name="T377">gebruiker)</text:span></text:p>
      <text:p text:style-name="P6"><text:span text:style-name="Definition"><text:span text:style-name="T367">2</text:span></text:span><text:span text:style-name="Definition"><text:span text:style-name="T369">e</text:span></text:span><text:span text:style-name="Definition"><text:span text:style-name="T367"> </text:span></text:span><text:span text:style-name="Definition"><text:span text:style-name="T393">g</text:span></text:span><text:span text:style-name="Definition"><text:span text:style-name="T392">ebruikersnaam<text:tab/></text:span></text:span><text:span text:style-name="T377"><draw:control text:anchor-type="as-char" svg:y="-0.429cm" draw:z-index="49" draw:name="Instellingen_1" draw:style-name="gr2" draw:text-style-name="P85" svg:width="6.061cm" svg:height="0.6cm" draw:control="control50"><svg:title>Instellingen</svg:title><svg:desc>Toets voor het BIOS/UEFI-scherm ("setup")</svg:desc></draw:control></text:span><text:span text:style-name="T377"><text:tab/>(</text:span><text:span text:style-name="T375">korte naam </text:span><text:span text:style-name="T382">ev</text:span><text:span text:style-name="T383">entuele</text:span><text:span text:style-name="T381"> </text:span><text:span text:style-name="T386">2</text:span><text:span text:style-name="T399">e</text:span><text:span text:style-name="T386"> </text:span><text:span text:style-name="T378">gebr</text:span><text:span text:style-name="T379">uiker</text:span><text:span text:style-name="T377">)</text:span></text:p>
      <text:p text:style-name="P3"><text:span text:style-name="T289">Vervang </text:span><text:span text:style-name="Definition"><text:span text:style-name="T15">schuingedrukte</text:span></text:span><text:span text:style-name="T289"> </text:span><text:span text:style-name="T290">woorden </text:span><text:span text:style-name="T289">in deze checklist door </text:span><text:span text:style-name="T290">boven</text:span><text:span text:style-name="T289">staande waarden.</text:span></text:p>
      <text:p text:style-name="P15"/>
      <text:p text:style-name="P1"><text:span text:style-name="Strong_20_Emphasis"><text:span text:style-name="T284"/></text:span></text:p>
      <text:p text:style-name="P31"><text:span text:style-name="Strong_20_Emphasis"><text:span text:style-name="T127"><draw:control text:anchor-type="as-char" draw:z-index="0" draw:name="Vorm1" draw:style-name="gr1" draw:text-style-name="P84" svg:width="0.35cm" svg:height="0.35cm" draw:control="control1"/></text:span></text:span><text:span text:style-name="Strong_20_Emphasis"><text:span text:style-name="T127"><text:s/><text:tab/></text:span></text:span><text:span text:style-name="T285">Nog niet op Linux?<text:tab/></text:span><text:span text:style-name="T312"></text:span><text:span text:style-name="T291"> </text:span><text:span text:style-name="T292">G</text:span><text:span text:style-name="T286">ebruik </text:span><text:span text:style-name="Strong_20_Emphasis"><text:span text:style-name="T322">Checklist migratie</text:span></text:span><text:span text:style-name="T28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87"> onder </text:span><text:span text:style-name="T297">Linux</text:span><text:span text:style-name="T288">.</text:span></text:p>
      <text:p text:style-name="P62"><text:span text:style-name="Strong_20_Emphasis"><text:span text:style-name="T127"><draw:control text:anchor-type="as-char" draw:z-index="42" draw:name="Vorm2" draw:style-name="gr1" draw:text-style-name="P84" svg:width="0.35cm" svg:height="0.35cm" draw:control="control43"/></text:span></text:span><text:span text:style-name="Strong_20_Emphasis"><text:span text:style-name="T127"><text:s/><text:tab/></text:span></text:span><text:span text:style-name="T293">Nieuwe installatie?<text:tab/></text:span><text:span text:style-name="T313"></text:span><text:span text:style-name="T296"><text:tab/></text:span><text:span text:style-name="T295">B</text:span><text:span text:style-name="T293">egin bij hoofdstuk </text:span><text:span text:style-name="T298"><text:bookmark-ref text:reference-format="page" text:ref-name="__RefNumPara__4009_1271708128">2</text:bookmark-ref></text:span><text:span text:style-name="T293"><text:s text:c="2"/></text:span><text:span text:style-name="T299"><text:bookmark-ref text:reference-format="text" text:ref-name="__RefNumPara__4009_1271708128">Installatie uitvoeren</text:bookmark-ref></text:span><text:span text:style-name="T294">.</text:span></text:p>
      <text:p text:style-name="P5"/>
      <text:list xml:id="list4026383166"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98"><text:s/></text:span></text:span><text:span text:style-name="Strong_20_Emphasis"><text:span text:style-name="T128"><draw:control text:anchor-type="as-char" draw:z-index="1" draw:name="Vorm3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98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4">.</text:span></text:span></text:p>
          </table:table-cell>
        </table:table-row>
        <table:table-row table:style-name="TableLine94396807394672">
          <table:table-cell table:style-name="_31_._5f_Installatie_5f_voorbereiden.A1" office:value-type="string">
            <text:p text:style-name="P34"><text:span text:style-name="Strong_20_Emphasis"><text:span text:style-name="T98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39680741524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2" draw:name="Vorm4" draw:style-name="gr1" draw:text-style-name="P8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</text:span></text:span></text:p>
          </table:table-cell>
        </table:table-row>
        <table:table-row table:style-name="TableLine94396807464848">
          <table:table-cell table:style-name="_31_._5f_Installatie_5f_voorberei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1" draw:name="Vorm4_3" draw:style-name="gr1" draw:text-style-name="P84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9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2">kz</text:span></text:span><text:span text:style-name="User_20_Entry"><text:span text:style-name="T269"><text:line-break/>bash </text:span></text:span><text:span text:style-name="User_20_Entry"><text:span text:style-name="T272">kz</text:span></text:span></text:p>
            <text:p text:style-name="P63"><text:span text:style-name="User_20_Entry"><text:span text:style-name="T270">exit</text:span></text:span></text:p>
          </table:table-cell>
        </table:table-row>
        <table:table-row table:style-name="TableLine94396807468752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396807478512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Strong_20_Emphasis"><text:span text:style-name="T128"><draw:control text:anchor-type="as-char" draw:z-index="3" draw:name="Vorm6" draw:style-name="gr1" draw:text-style-name="P84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2">Bereid de installatie voor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07">Super</text:span></text:span><text:span text:style-name="Strong_20_Emphasis"><text:span text:style-name="T96">-toets</text:span></text:span><text:span text:style-name="Strong_20_Emphasis"><text:span text:style-name="T267"><text:note text:id="ftn2" text:note-class="footnote"><text:note-citation>2</text:note-citation><text:note-body><text:p text:style-name="P69"><text:span text:style-name="T314">D</text:span>e <text:span text:style-name="T422">Super</text:span>-toets <text:span text:style-name="T314">is </text:span>de Windows<text:span text:style-name="T432">-</text:span><text:span text:style-name="T421">toets</text:span>, <text:span text:style-name="T432">C</text:span>ommand-<text:span text:style-name="T421">toets</text:span>, of <text:span text:style-name="T432">V</text:span>ergrootglas-toets.</text:p></text:note-body></text:note></text:span></text:span><text:span text:style-name="Strong_20_Emphasis"><text:span text:style-name="T72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55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61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96">.</text:span></text:span></text:p>
          </table:table-cell>
        </table:table-row>
        <table:table-row table:style-name="TableLine94396807466576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4" draw:name="Vorm7" draw:style-name="gr1" draw:text-style-name="P8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>K</text:span></text:span><text:span text:style-name="Strong_20_Emphasis"><text:span text:style-name="T75">ie</text:span></text:span><text:span text:style-name="Strong_20_Emphasis"><text:span text:style-name="T74">s</text:span></text:span><text:span text:style-name="Strong_20_Emphasis"><text:span text:style-name="T70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5">stallatie voorberei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39680746716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" draw:name="Vorm8" draw:style-name="gr1" draw:text-style-name="P84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0">Volg de aanwijzingen op het scherm.</text:span></text:span></text:p>
          </table:table-cell>
        </table:table-row>
      </table:table>
      <text:p text:style-name="P25"/>
      <text:list xml:id="list134318215947976" text:continue-numbering="true" text:style-name="L1">
        <text:list-item>
          <text:p text:style-name="P83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680747424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6" draw:name="Vorm9" draw:style-name="gr1" draw:text-style-name="P8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08">Start de computer op vanaf </text:span><text:span text:style-name="T309">een </text:span><text:span text:style-name="T309"><text:reference-ref text:reference-format="text" text:ref-name="Distributie">Ubuntu</text:reference-ref></text:span><text:span text:style-name="T309"><text:s/></text:span><text:span text:style-name="T308"><text:reference-ref text:reference-format="text" text:ref-name="Versie">20.04 LTS</text:reference-ref></text:span><text:span text:style-name="T177"><text:s/></text:span><text:span text:style-name="T177"><text:reference-ref text:reference-format="text" text:ref-name="Editie">desktop</text:reference-ref></text:span><text:span text:style-name="T177"><text:s/>Live</text:span><text:span text:style-name="T177"><text:note text:id="ftn3" text:note-class="footnote"><text:note-citation>1</text:note-citation><text:note-body><text:p text:style-name="P66"><text:span text:style-name="T407">Vanaf ee</text:span>n Live <text:span text:style-name="T418">USB-stick of </text:span><text:span text:style-name="T317">C</text:span><text:span text:style-name="T418">D</text:span><text:span text:style-name="T6"> </text:span>kunt <text:span text:style-name="T407">u opstarten en</text:span> met <text:reference-ref text:reference-format="text" text:ref-name="Distributie">Ubuntu</text:reference-ref><text:s/>werken zonder deze te installeren.</text:p></text:note-body></text:note></text:span><text:span text:style-name="T177"> </text:span><text:span text:style-name="T180">USB-stick</text:span><text:span text:style-name="T180"><text:note text:id="ftn4" text:note-class="footnote"><text:note-citation>2</text:note-citation><text:note-body><text:p text:style-name="P71"><text:span text:style-name="Strong_20_Emphasis"><text:span text:style-name="T191">Download </text:span></text:span><text:span text:style-name="Strong_20_Emphasis"><text:span text:style-name="T185">een </text:span></text:span><text:span text:style-name="Strong_20_Emphasis"><text:span text:style-name="T195">Desktop </text:span></text:span><text:span text:style-name="Strong_20_Emphasis"><text:span text:style-name="T205">CD</text:span></text:span><text:span text:style-name="Strong_20_Emphasis"><text:span text:style-name="T190"> vanaf </text:span></text:span><text:a xlink:type="simple" xlink:href="http://nl.releases.ubuntu.com/" text:style-name="Internet_20_link" text:visited-style-name="Visited_20_Internet_20_Link"><text:span text:style-name="Strong_20_Emphasis"><text:span text:style-name="T411">nl.releases.ubuntu.com</text:span></text:span></text:a><text:span text:style-name="Strong_20_Emphasis"><text:span text:style-name="T190"> </text:span></text:span><text:span text:style-name="Strong_20_Emphasis"><text:span text:style-name="T186">en </text:span></text:span><text:span text:style-name="Strong_20_Emphasis"><text:span text:style-name="T191">plaats </text:span></text:span><text:span text:style-name="Strong_20_Emphasis"><text:span text:style-name="T185">een USB-stick </text:span></text:span><text:span text:style-name="Strong_20_Emphasis"><text:span text:style-name="T206">va</text:span></text:span><text:span text:style-name="Strong_20_Emphasis"><text:span text:style-name="T201">n </text:span></text:span><text:span text:style-name="Strong_20_Emphasis"><text:span text:style-name="T184">min</text:span></text:span><text:span text:style-name="Strong_20_Emphasis"><text:span text:style-name="T202">imaal</text:span></text:span><text:span text:style-name="Strong_20_Emphasis"><text:span text:style-name="T184"> </text:span></text:span><text:span text:style-name="Strong_20_Emphasis"><text:span text:style-name="T192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opst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0">Opstartschijf aanmaken</text:span></text:span><text:span text:style-name="Strong_20_Emphasis"><text:span text:style-name="T194">, </text:span></text:span><text:span text:style-name="Strong_20_Emphasis"><text:span text:style-name="T200">o</text:span></text:span><text:span text:style-name="Strong_20_Emphasis"><text:span text:style-name="T185">f </text:span></text:span><text:span text:style-name="Strong_20_Emphasis"><text:span text:style-name="T188">gebruik </text:span></text:span><text:span text:style-name="Strong_20_Emphasis"><text:span text:style-name="T181">het programma balenaEtche</text:span></text:span><text:span text:style-name="Strong_20_Emphasis"><text:span text:style-name="T189">r</text:span></text:span><text:span text:style-name="Strong_20_Emphasis"><text:span text:style-name="T181"> </text:span></text:span><text:span text:style-name="Strong_20_Emphasis"><text:span text:style-name="T182">(</text:span></text:span><text:a xlink:type="simple" xlink:href="https://www.balena.io/etcher/" text:style-name="Internet_20_link" text:visited-style-name="Visited_20_Internet_20_Link"><text:span text:style-name="Strong_20_Emphasis"><text:span text:style-name="T412">etcher.io</text:span></text:span></text:a><text:span text:style-name="Strong_20_Emphasis"><text:span text:style-name="T182">); </text:span></text:span><text:span text:style-name="Strong_20_Emphasis"><text:span text:style-name="T181">balenaEtche</text:span></text:span><text:span text:style-name="Strong_20_Emphasis"><text:span text:style-name="T189">r</text:span></text:span><text:span text:style-name="Strong_20_Emphasis"><text:span text:style-name="T196"> is</text:span></text:span><text:span text:style-name="Strong_20_Emphasis"><text:span text:style-name="T182"> </text:span></text:span><text:span text:style-name="Strong_20_Emphasis"><text:span text:style-name="T185">beschikbaar voor </text:span></text:span><text:span text:style-name="Strong_20_Emphasis"><text:span text:style-name="T197">Windows, </text:span></text:span><text:span text:style-name="Strong_20_Emphasis"><text:span text:style-name="T198">OS X</text:span></text:span><text:span text:style-name="Strong_20_Emphasis"><text:span text:style-name="T181">, </text:span></text:span><text:span text:style-name="Strong_20_Emphasis"><text:span text:style-name="T182">en </text:span></text:span><text:span text:style-name="Strong_20_Emphasis"><text:span text:style-name="T199">GNU/</text:span></text:span><text:span text:style-name="Strong_20_Emphasis"><text:span text:style-name="T181">Linux</text:span></text:span><text:span text:style-name="Strong_20_Emphasis"><text:span text:style-name="T183">.</text:span></text:span></text:p></text:note-body></text:note></text:span><text:span text:style-name="T180"> of </text:span><text:span text:style-name="T176">C</text:span><text:span text:style-name="T180">D</text:span><text:span text:style-name="T180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7">.</text:span></text:p>
            <text:p text:style-name="P36"><text:span text:style-name="T178">Opstartmenu/</text:span><text:span text:style-name="T179">boot menu</text:span><text:span text:style-name="T178"> </text:span><text:span text:style-name="T177">via </text:span><text:span text:style-name="Definition"><text:span text:style-name="T405">opstartmenu</text:span></text:span><text:span text:style-name="T177">, </text:span><text:span text:style-name="T178">instellingen/</text:span><text:span text:style-name="T179">setup</text:span><text:span text:style-name="T177"> via </text:span><text:span text:style-name="Definition"><text:span text:style-name="T405">instellingen</text:span></text:span><text:span text:style-name="T177">.</text:span></text:p>
          </table:table-cell>
        </table:table-row>
        <table:table-row table:style-name="TableLine9439680742539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7" draw:name="Vorm10" draw:style-name="gr1" draw:text-style-name="P8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2">Kies</text:span></text:span><text:span text:style-name="Strong_20_Emphasis"><text:span text:style-name="T62"> </text:span></text:span><text:span text:style-name="Strong_20_Emphasis"><text:span text:style-name="T123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68">Nederlands</text:span></text:span><text:span text:style-name="Strong_20_Emphasis"><text:span text:style-name="T38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39680778681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8" draw:name="Vorm11" draw:style-name="gr1" draw:text-style-name="P8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10">Kies </text:span><text:span text:style-name="T301">Ubuntu installeren </text:span><text:span text:style-name="Strong_20_Emphasis"><text:span text:style-name="T123">en druk op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T310">.</text:span></text:p>
          </table:table-cell>
        </table:table-row>
        <table:table-row table:style-name="TableLine943968077870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9" draw:name="Vorm12" draw:style-name="gr1" draw:text-style-name="P8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9">Op het </text:span></text:span><text:span text:style-name="Strong_20_Emphasis"><text:span text:style-name="T34">scherm </text:span></text:span><text:span text:style-name="Strong_20_Emphasis"><text:span text:style-name="T221">Wel</text:span></text:span><text:span text:style-name="Strong_20_Emphasis"><text:span text:style-name="T262">k</text:span></text:span><text:span text:style-name="Strong_20_Emphasis"><text:span text:style-name="T226">om</text:span></text:span><text:span text:style-name="Strong_20_Emphasis"><text:span text:style-name="T35"> </text:span></text:span><text:span text:style-name="Strong_20_Emphasis"><text:span text:style-name="T29">kies </text:span></text:span><text:span text:style-name="Strong_20_Emphasis"><text:span text:style-name="T150">Nederlands</text:span></text:span><text:span text:style-name="Strong_20_Emphasis"><text:span text:style-name="T17"> en klik op</text:span></text:span><text:span text:style-name="Strong_20_Emphasis"><text:span text:style-name="T25">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39680778758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0" draw:name="Vorm13" draw:style-name="gr1" draw:text-style-name="P84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4">O</text:span></text:span><text:span text:style-name="Strong_20_Emphasis"><text:span text:style-name="T135">p </text:span></text:span><text:span text:style-name="Strong_20_Emphasis"><text:span text:style-name="T136">het </text:span></text:span><text:span text:style-name="Strong_20_Emphasis"><text:span text:style-name="T137">scherm </text:span></text:span><text:span text:style-name="Strong_20_Emphasis"><text:span text:style-name="T219">Toetsenbord</text:span></text:span><text:span text:style-name="Strong_20_Emphasis"><text:span text:style-name="T220">indeling</text:span></text:span><text:span text:style-name="Strong_20_Emphasis"><text:span text:style-name="T137"> </text:span></text:span><text:span text:style-name="Strong_20_Emphasis"><text:span text:style-name="T138">controleer </text:span></text:span><text:span text:style-name="Strong_20_Emphasis"><text:span text:style-name="T139">de </text:span></text:span><text:span text:style-name="Strong_20_Emphasis"><text:span text:style-name="T138">toetsenbordindeling </text:span></text:span><text:span text:style-name="Strong_20_Emphasis"><text:span text:style-name="T140">en </text:span></text:span><text:span text:style-name="Strong_20_Emphasis"><text:span text:style-name="T134">klik </text:span></text:span><text:span text:style-name="Strong_20_Emphasis"><text:span text:style-name="T137">op </text:span></text:span><text:span text:style-name="Strong_20_Emphasis"><text:span text:style-name="T169">Verder</text:span></text:span><text:span text:style-name="Strong_20_Emphasis"><text:span text:style-name="T137">.</text:span></text:span></text:p>
          </table:table-cell>
        </table:table-row>
        <table:table-row table:style-name="TableLine9439680778784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1" draw:name="Vorm14" draw:style-name="gr1" draw:text-style-name="P84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1">Als </text:span></text:span><text:span text:style-name="Strong_20_Emphasis"><text:span text:style-name="T40">het </text:span></text:span><text:span text:style-name="Strong_20_Emphasis"><text:span text:style-name="T28">het scherm </text:span></text:span><text:span text:style-name="Strong_20_Emphasis"><text:span text:style-name="T218">Draadloos</text:span></text:span><text:span text:style-name="Strong_20_Emphasis"><text:span text:style-name="T28"> </text:span></text:span><text:span text:style-name="Strong_20_Emphasis"><text:span text:style-name="T40">verschijnt, </text:span></text:span><text:span text:style-name="Strong_20_Emphasis"><text:span text:style-name="T30">kies</text:span></text:span><text:span text:style-name="Strong_20_Emphasis"><text:span text:style-name="T28"> </text:span></text:span><text:span text:style-name="Strong_20_Emphasis"><text:span text:style-name="T30">een draadloos netwerk, maak </text:span></text:span><text:span text:style-name="Strong_20_Emphasis"><text:span text:style-name="T17">verbinding, </text:span></text:span><text:span text:style-name="Strong_20_Emphasis"><text:span text:style-name="T31">en klik</text:span></text:span><text:span text:style-name="Strong_20_Emphasis"><text:span text:style-name="T17"> </text:span></text:span><text:span text:style-name="Strong_20_Emphasis"><text:span text:style-name="T23">op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39680778809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2" draw:name="Vorm15" draw:style-name="gr1" draw:text-style-name="P84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2">O</text:span></text:span><text:span text:style-name="Strong_20_Emphasis"><text:span text:style-name="T26">p het scherm </text:span></text:span><text:span text:style-name="Strong_20_Emphasis"><text:span text:style-name="T222">Bijgewerkte pakketten en andere programmatuur</text:span></text:span><text:span text:style-name="Strong_20_Emphasis"><text:span text:style-name="T216"> </text:span></text:span><text:span text:style-name="T17">klik op </text:span><text:span text:style-name="Strong_20_Emphasis"><text:span text:style-name="T150">Verder</text:span></text:span><text:span text:style-name="Strong_20_Emphasis"><text:span text:style-name="T17">.</text:span></text:span></text:p>
          </table:table-cell>
        </table:table-row>
        <table:table-row table:style-name="TableLine9439680778835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3" draw:name="Vorm16" draw:style-name="gr1" draw:text-style-name="P84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Installatietype</text:span></text:span><text:span text:style-name="Strong_20_Emphasis"><text:span text:style-name="T131"> </text:span></text:span><text:span text:style-name="Strong_20_Emphasis"><text:span text:style-name="T142">selecteer</text:span></text:span><text:span text:style-name="Strong_20_Emphasis"><text:span text:style-name="T132"> </text:span></text:span><text:span text:style-name="Strong_20_Emphasis"><text:span text:style-name="T326">het gewenste </text:span></text:span><text:span text:style-name="Strong_20_Emphasis"><text:span text:style-name="T347">Installatie type</text:span></text:span><text:span text:style-name="Strong_20_Emphasis"><text:span text:style-name="T326">.</text:span></text:span></text:p>
            <text:p text:style-name="P37"><text:span text:style-name="Emphasis"><text:span text:style-name="T361">Aa</text:span></text:span><text:span text:style-name="Emphasis"><text:span text:style-name="T362">nbevolen</text:span></text:span><text:span text:style-name="Strong_20_Emphasis"><text:span text:style-name="T338"> wordt om </text:span></text:span><text:span text:style-name="Strong_20_Emphasis"><text:span text:style-name="T342">te klikken op </text:span></text:span><text:span text:style-name="Strong_20_Emphasis"><text:span text:style-name="T360">Geavanceerde functies</text:span></text:span><text:span text:style-name="Strong_20_Emphasis"><text:span text:style-name="T342">, en</text:span></text:span><text:span text:style-name="Strong_20_Emphasis"><text:span text:style-name="T338"> </text:span></text:span><text:span text:style-name="Strong_20_Emphasis"><text:span text:style-name="T342">selecteer <text:line-break/></text:span></text:span><text:span text:style-name="Strong_20_Emphasis"><text:span text:style-name="T358">LVM gebruiken bij de nieuwe installatie van Ubuntu</text:span></text:span><text:span text:style-name="Strong_20_Emphasis"><text:span text:style-name="T338">, </text:span></text:span><text:span text:style-name="Strong_20_Emphasis"><text:span text:style-name="T342">en vink aan <text:line-break/></text:span></text:span><text:span text:style-name="Strong_20_Emphasis"><text:span text:style-name="T358">De nieuwe installatie van Ubuntu versleutelen voor de </text:span></text:span><text:span text:style-name="Strong_20_Emphasis"><text:span text:style-name="T359">veiligheid</text:span></text:span><text:span text:style-name="Strong_20_Emphasis"><text:span text:style-name="T339">.</text:span></text:span></text:p>
            <text:p text:style-name="P38"><text:span text:style-name="Strong_20_Emphasis"><text:span text:style-name="T341">K</text:span></text:span><text:span text:style-name="Strong_20_Emphasis"><text:span text:style-name="T20">lik op </text:span></text:span><text:span text:style-name="Strong_20_Emphasis"><text:span text:style-name="T230">OK</text:span></text:span><text:span text:style-name="Strong_20_Emphasis"><text:span text:style-name="T58"> en vervolgens op</text:span></text:span><text:span text:style-name="Strong_20_Emphasis"><text:span text:style-name="T20"> </text:span></text:span><text:span text:style-name="Strong_20_Emphasis"><text:span text:style-name="T170">I</text:span></text:span><text:span text:style-name="Strong_20_Emphasis"><text:span text:style-name="T171">nstalle</text:span></text:span><text:span text:style-name="Strong_20_Emphasis"><text:span text:style-name="T170">e</text:span></text:span><text:span text:style-name="Strong_20_Emphasis"><text:span text:style-name="T171">r </text:span></text:span><text:span text:style-name="Strong_20_Emphasis"><text:span text:style-name="T170">nu</text:span></text:span><text:span text:style-name="Strong_20_Emphasis"><text:span text:style-name="T20">.</text:span></text:span></text:p>
          </table:table-cell>
        </table:table-row>
        <table:table-row table:style-name="TableLine9439680778860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4" draw:name="Vorm17" draw:style-name="gr1" draw:text-style-name="P84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4">Geef </text:span></text:span><text:span text:style-name="Strong_20_Emphasis"><text:span text:style-name="T46">indien gevraagd </text:span></text:span><text:span text:style-name="Strong_20_Emphasis"><text:span text:style-name="T44">de be</text:span></text:span><text:span text:style-name="Strong_20_Emphasis"><text:span text:style-name="T45">ve</text:span></text:span><text:span text:style-name="Strong_20_Emphasis"><text:span text:style-name="T44">iligingssleutel op, c</text:span></text:span><text:span text:style-name="Strong_20_Emphasis"><text:span text:style-name="T41">ontroleer de </text:span></text:span><text:span text:style-name="Strong_20_Emphasis"><text:span text:style-name="T43">voorgestelde </text:span></text:span><text:span text:style-name="Strong_20_Emphasis"><text:span text:style-name="T41">schijfindelin</text:span></text:span><text:span text:style-name="Strong_20_Emphasis"><text:span text:style-name="T42">g,</text:span></text:span><text:span text:style-name="Strong_20_Emphasis"><text:span text:style-name="T41"> </text:span></text:span><text:span text:style-name="Strong_20_Emphasis"><text:span text:style-name="T47">kies de gewenste schijf, </text:span></text:span><text:span text:style-name="Strong_20_Emphasis"><text:span text:style-name="T42">en </text:span></text:span><text:span text:style-name="Strong_20_Emphasis"><text:span text:style-name="T327">k</text:span></text:span><text:span text:style-name="Strong_20_Emphasis"><text:span text:style-name="T326">lik op </text:span></text:span><text:span text:style-name="Strong_20_Emphasis"><text:span text:style-name="T347">I</text:span></text:span><text:span text:style-name="Strong_20_Emphasis"><text:span text:style-name="T348">nstalle</text:span></text:span><text:span text:style-name="Strong_20_Emphasis"><text:span text:style-name="T347">e</text:span></text:span><text:span text:style-name="Strong_20_Emphasis"><text:span text:style-name="T348">r </text:span></text:span><text:span text:style-name="Strong_20_Emphasis"><text:span text:style-name="T347">nu</text:span></text:span><text:span text:style-name="Strong_20_Emphasis"><text:span text:style-name="T326">.</text:span></text:span></text:p>
          </table:table-cell>
        </table:table-row>
        <table:table-row table:style-name="TableLine9439680778886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5" draw:name="Vorm18" draw:style-name="gr1" draw:text-style-name="P84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8">partities</text:span></text:span><text:span text:style-name="Strong_20_Emphasis"><text:span text:style-name="T33"> </text:span></text:span><text:span text:style-name="Strong_20_Emphasis"><text:span text:style-name="T49">die </text:span></text:span><text:span text:style-name="Strong_20_Emphasis"><text:span text:style-name="T50">geformatteerd</text:span></text:span><text:span text:style-name="Strong_20_Emphasis"><text:span text:style-name="T49"> worden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0">op </text:span></text:span><text:span text:style-name="Strong_20_Emphasis"><text:span text:style-name="T152">Verder</text:span></text:span><text:span text:style-name="Strong_20_Emphasis"><text:span text:style-name="T20">.</text:span></text:span></text:p>
          </table:table-cell>
        </table:table-row>
        <table:table-row table:style-name="TableLine9439680778912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6" draw:name="Vorm19" draw:style-name="gr1" draw:text-style-name="P84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4">O</text:span></text:span><text:span text:style-name="Strong_20_Emphasis"><text:span text:style-name="T329">p </text:span></text:span><text:span text:style-name="Strong_20_Emphasis"><text:span text:style-name="T330">het </text:span></text:span><text:span text:style-name="Strong_20_Emphasis"><text:span text:style-name="T331">scherm </text:span></text:span><text:span text:style-name="Strong_20_Emphasis"><text:span text:style-name="T356">Waar bevindt u zich?</text:span></text:span><text:span text:style-name="Strong_20_Emphasis"><text:span text:style-name="T331"> </text:span></text:span><text:span text:style-name="Strong_20_Emphasis"><text:span text:style-name="T336">controleer </text:span></text:span><text:span text:style-name="Strong_20_Emphasis"><text:span text:style-name="T337">de </text:span></text:span><text:span text:style-name="Strong_20_Emphasis"><text:span text:style-name="T336">locatie en </text:span></text:span><text:span text:style-name="Strong_20_Emphasis"><text:span text:style-name="T334">klik </text:span></text:span><text:span text:style-name="Strong_20_Emphasis"><text:span text:style-name="T331">op </text:span></text:span><text:span text:style-name="Strong_20_Emphasis"><text:span text:style-name="T349">Verder</text:span></text:span><text:span text:style-name="Strong_20_Emphasis"><text:span text:style-name="T331">.</text:span></text:span></text:p>
          </table:table-cell>
        </table:table-row>
        <table:table-row table:style-name="TableLine9439680778937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7" draw:name="Vorm20" draw:style-name="gr1" draw:text-style-name="P8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54">Op </text:span><text:span text:style-name="T351">het </text:span><text:span text:style-name="T349">scherm </text:span><text:span text:style-name="Strong_20_Emphasis"><text:span text:style-name="T356">Wie bent u?</text:span></text:span><text:span text:style-name="T349"> </text:span><text:span text:style-name="T354">vul </text:span><text:span text:style-name="T352">in </text:span><text:span text:style-name="Strong_20_Emphasis"><text:span text:style-name="T355">Uw n</text:span></text:span><text:span text:style-name="Strong_20_Emphasis"><text:span text:style-name="T350">aam</text:span></text:span><text:span text:style-name="Strong_20_Emphasis"><text:span text:style-name="T328"> </text:span></text:span><text:span text:style-name="Definition"><text:span text:style-name="T406">gebruiker</text:span></text:span><text:span text:style-name="Strong_20_Emphasis"><text:span text:style-name="T332">, <text:line-break/></text:span></text:span><text:span text:style-name="Strong_20_Emphasis"><text:span text:style-name="T350">Naam </text:span></text:span><text:span text:style-name="Strong_20_Emphasis"><text:span text:style-name="T355">van uw </text:span></text:span><text:span text:style-name="Strong_20_Emphasis"><text:span text:style-name="T353">computer</text:span></text:span><text:span text:style-name="Definition"><text:span text:style-name="T4"> </text:span></text:span><text:span text:style-name="Definition"><text:span text:style-name="T406">computernaam</text:span></text:span><text:span text:style-name="Strong_20_Emphasis"><text:span text:style-name="T328">,<text:line-break/></text:span></text:span><text:span text:style-name="Strong_20_Emphasis"><text:span text:style-name="T355">Kies een g</text:span></text:span><text:span text:style-name="Strong_20_Emphasis"><text:span text:style-name="T353">ebruikersnaam</text:span></text:span><text:span text:style-name="Strong_20_Emphasis"><text:span text:style-name="T328"> </text:span></text:span><text:span text:style-name="Definition"><text:span text:style-name="T406">gebruikersnaam</text:span></text:span><text:span text:style-name="Strong_20_Emphasis"><text:span text:style-name="T328">,<text:line-break/></text:span></text:span><text:span text:style-name="Strong_20_Emphasis"><text:span text:style-name="T340">g</text:span></text:span><text:span text:style-name="Strong_20_Emphasis"><text:span text:style-name="T325">eef tweemaal een </text:span></text:span><text:span text:style-name="Strong_20_Emphasis"><text:span text:style-name="T346">wachtwoord</text:span></text:span><text:span text:style-name="Strong_20_Emphasis"><text:span text:style-name="T325">,</text:span></text:span><text:span text:style-name="Strong_20_Emphasis"><text:span text:style-name="T344"> </text:span></text:span><text:span text:style-name="Strong_20_Emphasis"><text:span text:style-name="T345">en</text:span></text:span><text:span text:style-name="Strong_20_Emphasis"><text:span text:style-name="T344"> </text:span></text:span><text:span text:style-name="Strong_20_Emphasis"><text:span text:style-name="T343">k</text:span></text:span><text:span text:style-name="Strong_20_Emphasis"><text:span text:style-name="T325">lik op </text:span></text:span><text:span text:style-name="Strong_20_Emphasis"><text:span text:style-name="T346">Verder</text:span></text:span><text:span text:style-name="Strong_20_Emphasis"><text:span text:style-name="T325">.</text:span></text:span></text:p>
          </table:table-cell>
        </table:table-row>
        <table:table-row table:style-name="TableLine943968077896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9680778988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8" draw:name="Vorm21" draw:style-name="gr1" draw:text-style-name="P8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5">O</text:span></text:span><text:span text:style-name="Strong_20_Emphasis"><text:span text:style-name="T333">p het scherm </text:span></text:span><text:span text:style-name="Strong_20_Emphasis"><text:span text:style-name="T357">Installatie voltooid</text:span></text:span><text:span text:style-name="Strong_20_Emphasis"><text:span text:style-name="T333"> </text:span></text:span><text:span text:style-name="Strong_20_Emphasis"><text:span text:style-name="T335">klik </text:span></text:span><text:span text:style-name="Strong_20_Emphasis"><text:span text:style-name="T325">op </text:span></text:span><text:span text:style-name="Strong_20_Emphasis"><text:span text:style-name="T346">Nu herstarten</text:span></text:span><text:span text:style-name="Strong_20_Emphasis"><text:span text:style-name="T325">.</text:span></text:span></text:p>
          </table:table-cell>
        </table:table-row>
        <table:table-row table:style-name="TableLine943968077901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9680779040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9" draw:name="Vorm22" draw:style-name="gr1" draw:text-style-name="P8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26">C</text:span></text:span><text:span text:style-name="Strong_20_Emphasis"><text:span text:style-name="T146">D</text:span></text:span><text:span text:style-name="Strong_20_Emphasis"><text:span text:style-name="T26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30">druk </text:span></text:span><text:span text:style-name="Strong_20_Emphasis"><text:span text:style-name="T148">op</text:span></text:span><text:span text:style-name="Strong_20_Emphasis"><text:span text:style-name="T130">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130"/></text:span></text:p>
      <text:list xml:id="list134317060653536" text:continue-numbering="true" text:style-name="L1">
        <text:list-item>
          <text:p text:style-name="P74"><text:span text:style-name="Strong_20_Emphasis"><text:span text:style-name="T231">Installatie </text:span></text:span><text:span text:style-name="Strong_20_Emphasis"><text:span text:style-name="T232">afronden</text:span></text:span></text:p>
        </text:list-item>
      </text:list>
      <text:p text:style-name="P39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680773756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0" draw:name="Vorm23" draw:style-name="gr1" draw:text-style-name="P84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8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9">typ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39"> </text:span></text:span><text:span text:style-name="Strong_20_Emphasis"><text:span text:style-name="T67">en druk op de <text:line-break/>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3968077428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9680774200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1" draw:name="Vorm24" draw:style-name="gr1" draw:text-style-name="P84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3968075207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1"/></text:span></text:p>
          </table:table-cell>
        </table:table-row>
        <table:table-row table:style-name="TableLine9439680800086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2" draw:name="Vorm25" draw:style-name="gr1" draw:text-style-name="P84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</text:span></text:span><text:span text:style-name="Strong_20_Emphasis"><text:span text:style-name="T69">de volgende schermen volg de aanwijzingen en klik op</text:span></text:span><text:span text:style-name="Strong_20_Emphasis"><text:span text:style-name="T141"> </text:span></text:span><text:span text:style-name="Strong_20_Emphasis"><text:span text:style-name="T224">Volgende</text:span></text:span><text:span text:style-name="Strong_20_Emphasis"><text:span text:style-name="T141">.</text:span></text:span></text:p>
          </table:table-cell>
        </table:table-row>
        <table:table-row table:style-name="TableLine9439680786435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3" draw:name="Vorm26" draw:style-name="gr1" draw:text-style-name="P8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het </text:span></text:span><text:span text:style-name="Strong_20_Emphasis"><text:span text:style-name="T69">laatste </text:span></text:span><text:span text:style-name="Strong_20_Emphasis"><text:span text:style-name="T27">scherm </text:span></text:span><text:span text:style-name="Strong_20_Emphasis"><text:span text:style-name="T225">Klaar om te beginnen </text:span></text:span><text:span text:style-name="Strong_20_Emphasis"><text:span text:style-name="T141">klik op </text:span></text:span><text:span text:style-name="Strong_20_Emphasis"><text:span text:style-name="T224">Vol</text:span></text:span><text:span text:style-name="Strong_20_Emphasis"><text:span text:style-name="T229">tooid</text:span></text:span><text:span text:style-name="Strong_20_Emphasis"><text:span text:style-name="T141">.</text:span></text:span></text:p>
          </table:table-cell>
        </table:table-row>
        <table:table-row table:style-name="TableLine943968079486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9680790571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4" draw:name="Vorm27" draw:style-name="gr1" draw:text-style-name="P8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1">Voeg </text:span></text:span><text:span text:style-name="Strong_20_Emphasis"><text:span text:style-name="T61">eventuele </text:span></text:span><text:span text:style-name="Strong_20_Emphasis"><text:span text:style-name="T60">extra </text:span></text:span><text:span text:style-name="Strong_20_Emphasis"><text:span text:style-name="T129">gebruikers </text:span></text:span><text:span text:style-name="Strong_20_Emphasis"><text:span text:style-name="T133">toe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83">druk 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83"><text:note text:id="ftn6" text:note-class="footnote"><text:note-citation>1</text:note-citation><text:note-body><text:p text:style-name="P70"><text:span text:style-name="T314">De </text:span><text:span text:style-name="T318">Super</text:span><text:span text:style-name="T314">-toets is de Windows</text:span><text:span text:style-name="T315">-</text:span><text:span text:style-name="T316">toets</text:span><text:span text:style-name="T314">, </text:span><text:span text:style-name="T315">C</text:span><text:span text:style-name="T314">ommand-</text:span><text:span text:style-name="T316">toets</text:span><text:span text:style-name="T314">, of </text:span><text:span text:style-name="T315">V</text:span><text:span text:style-name="T314">ergrootglas-toets.</text:span></text:p></text:note-body></text:note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58">Instellingen </text:span></text:span><text:span text:style-name="Strong_20_Emphasis"><text:span text:style-name="T110">rechts o</text:span></text:span><text:span text:style-name="Strong_20_Emphasis"><text:span text:style-name="T84">p </text:span></text:span><text:span text:style-name="Strong_20_Emphasis"><text:span text:style-name="T259">Gebruikers</text:span></text:span><text:span text:style-name="Strong_20_Emphasis"><text:span text:style-name="T108">.</text:span></text:span></text:p>
          </table:table-cell>
        </table:table-row>
        <table:table-row table:style-name="TableLine9439680787368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5" draw:name="Vorm28" draw:style-name="gr1" draw:text-style-name="P84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1">Klik links</text:span></text:span><text:span text:style-name="Strong_20_Emphasis"><text:span text:style-name="T143"> </text:span></text:span><text:span text:style-name="Strong_20_Emphasis"><text:span text:style-name="T119">op </text:span></text:span><text:span text:style-name="Strong_20_Emphasis"><text:span text:style-name="T166">Ontgrendelen</text:span></text:span><text:span text:style-name="Strong_20_Emphasis"><text:span text:style-name="T119"> </text:span></text:span><text:span text:style-name="Strong_20_Emphasis"><text:span text:style-name="T118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18">.</text:span></text:span></text:p>
          </table:table-cell>
        </table:table-row>
        <table:table-row table:style-name="TableLine943968079510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9680794804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6" draw:name="Vorm29" draw:style-name="gr1" draw:text-style-name="P84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Controleer </text:span></text:span><text:span text:style-name="Strong_20_Emphasis"><text:span text:style-name="T53">of er updates zijn </text:span></text:span><text:span text:style-name="Strong_20_Emphasis"><text:span text:style-name="T54">via </text:span></text:span><text:span text:style-name="Strong_20_Emphasis"><text:span text:style-name="T72">een </text:span></text:span><text:span text:style-name="Strong_20_Emphasis"><text:span text:style-name="T102">druk</text:span></text:span><text:span text:style-name="Strong_20_Emphasis"><text:span text:style-name="T72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3">upd</text:span></text:span><text:span text:style-name="Strong_20_Emphasis"><text:span text:style-name="T165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2">Updatebeheer</text:span></text:span><text:span text:style-name="Strong_20_Emphasis"><text:span text:style-name="T86">.</text:span></text:span></text:p>
          </table:table-cell>
        </table:table-row>
        <table:table-row table:style-name="TableLine9439680795382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7" draw:name="Vorm30" draw:style-name="gr1" draw:text-style-name="P84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07">Als</text:span><text:span text:style-name="T303"> </text:span><text:span text:style-name="T304">er </text:span><text:span text:style-name="T303">updates beschikbaar zijn, k</text:span><text:span text:style-name="T305">lik op </text:span><text:span text:style-name="Strong_20_Emphasis"><text:span text:style-name="T311">Nu installeren</text:span></text:span><text:span text:style-name="T305">.</text:span></text:p>
          </table:table-cell>
        </table:table-row>
        <table:table-row table:style-name="TableLine9439680793716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8" draw:name="Vorm31" draw:style-name="gr1" draw:text-style-name="P84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06">A</text:span>ls <text:span text:style-name="Strong_20_Emphasis"><text:span text:style-name="T302">Updatebeheer </text:span></text:span>hierom vraagt, <text:span text:style-name="T413">h</text:span>erstart <text:span text:style-name="T414">de</text:span> computer <text:span text:style-name="T415">en daarna weer aanmelden als </text:span><text:span text:style-name="Definition"><text:span text:style-name="T8">gebruiker</text:span></text:span>.</text:p>
          </table:table-cell>
        </table:table-row>
        <table:table-row table:style-name="TableLine943968079905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96807989168">
          <table:table-cell table:style-name="_33_._5f_Installatie_5f_afron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0" draw:name="Vorm4_1" draw:style-name="gr1" draw:text-style-name="P84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 </text:span></text:span></text:p>
          </table:table-cell>
        </table:table-row>
        <table:table-row table:style-name="TableLine94396807992560">
          <table:table-cell table:style-name="_33_._5f_Installatie_5f_afron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2" draw:name="Vorm4_0" draw:style-name="gr1" draw:text-style-name="P84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33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2">kz</text:span></text:span><text:span text:style-name="User_20_Entry"><text:span text:style-name="T269"><text:line-break/>bash </text:span></text:span><text:span text:style-name="User_20_Entry"><text:span text:style-name="T272">kz</text:span></text:span></text:p>
            <text:p text:style-name="P65"><text:span text:style-name="User_20_Entry"><text:span text:style-name="T271">exit</text:span></text:span></text:p>
          </table:table-cell>
        </table:table-row>
        <table:table-row table:style-name="TableLine94396807987440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9680798811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9" draw:name="Vorm37" draw:style-name="gr1" draw:text-style-name="P84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4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39680798886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0" draw:name="Vorm38" draw:style-name="gr1" draw:text-style-name="P84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0">K</text:span></text:span><text:span text:style-name="Strong_20_Emphasis"><text:span text:style-name="T75">ie</text:span></text:span><text:span text:style-name="Strong_20_Emphasis"><text:span text:style-name="T74">s </text:span></text:span><text:span text:style-name="Strong_20_Emphasis"><text:span text:style-name="T244">3 -</text:span></text:span><text:span text:style-name="Strong_20_Emphasis"><text:span text:style-name="T215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39680797828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1" draw:name="Vorm39" draw:style-name="gr1" draw:text-style-name="P84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0">Volg de aanwijzingen op het scherm.</text:span></text:span></text:p>
          </table:table-cell>
        </table:table-row>
        <table:table-row table:style-name="TableLine94396807978288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396807978288">
          <table:table-cell table:style-name="_33_._5f_Installatie_5f_afronden.A1" office:value-type="string">
            <text:p text:style-name="P79"><text:span text:style-name="Strong_20_Emphasis"><text:span text:style-name="T98"><text:s/></text:span></text:span><text:span text:style-name="Strong_20_Emphasis"><text:span text:style-name="T128"><draw:control text:anchor-type="as-char" draw:z-index="53" draw:name="Vorm39_0" draw:style-name="gr1" draw:text-style-name="P84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79"><text:span text:style-name="T434">Gebruik de </text:span><text:span text:style-name="Strong_20_Emphasis"><text:span text:style-name="T434">kz_install</text:span></text:span><text:span text:style-name="T434">-bestanden in </text:span><text:span text:style-name="Strong_20_Emphasis"><text:span text:style-name="T434">/usr/</text:span></text:span><text:span text:style-name="Strong_20_Emphasis"><text:span text:style-name="T324">local/etc</text:span></text:span><text:span text:style-name="T319"> om de volledigheid van de installatie te controleren.</text:span></text:p>
          </table:table-cell>
        </table:table-row>
      </table:table>
      <text:p text:style-name="P39"><text:span text:style-name="Strong_20_Emphasis"><text:span text:style-name="T19"><text:tab/></text:span></text:span></text:p>
      <text:p text:style-name="P40"><text:span text:style-name="Strong_20_Emphasis"><text:span text:style-name="T97"/></text:span></text:p>
      <text:p text:style-name="P41"><text:span text:style-name="Strong_20_Emphasis"><text:span text:style-name="T70"/></text:span></text:p>
      <text:list xml:id="list134317260059713" text:continue-numbering="true" text:style-name="L1">
        <text:list-item>
          <text:p text:style-name="P75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39680781548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2" draw:name="Vorm40" draw:style-name="gr1" draw:text-style-name="P84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0">R</text:span></text:span><text:span text:style-name="Strong_20_Emphasis"><text:span text:style-name="T76">icht </text:span></text:span><text:span text:style-name="Definition"><text:span text:style-name="T9">gebruiker</text:span></text:span><text:span text:style-name="Strong_20_Emphasis"><text:span text:style-name="T71"><text:note text:id="ftn7" text:note-class="footnote"><text:note-citation>1</text:note-citation><text:note-body><text:p text:style-name="P68"><text:span text:style-name="T409">Na aanmelden als </text:span><text:span text:style-name="T416">andere gebruiker</text:span><text:span text:style-name="T409">, zoek en start</text:span><text:span text:style-name="T420"> </text:span><text:span text:style-name="T419">In</text:span><text:span text:style-name="T410">stallatiemenu</text:span><text:span text:style-name="Strong_20_Emphasis"><text:span text:style-name="T261"> </text:span></text:span><text:span text:style-name="T409">en </text:span><text:span text:style-name="User_20_Entry"><text:span text:style-name="T212">kies </text:span></text:span><text:span text:style-name="User_20_Entry"><text:span text:style-name="T214">4 -</text:span></text:span><text:span text:style-name="User_20_Entry"><text:span text:style-name="T212"> </text:span></text:span><text:span text:style-name="User_20_Entry"><text:span text:style-name="T213">Gebruiker inrichten</text:span></text:span><text:span text:style-name="User_20_Entry"><text:span text:style-name="T212">.</text:span></text:span></text:p></text:note-body></text:note></text:span></text:span><text:span text:style-name="Strong_20_Emphasis"><text:span text:style-name="T76"> </text:span></text:span><text:span text:style-name="Strong_20_Emphasis"><text:span text:style-name="T77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57">Installatiemenu</text:span></text:span><text:span text:style-name="Strong_20_Emphasis"><text:span text:style-name="T261"> </text:span></text:span><text:span text:style-name="Strong_20_Emphasis"><text:span text:style-name="T94">en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44">4 -</text:span></text:span><text:span text:style-name="Strong_20_Emphasis"><text:span text:style-name="T215"> </text:span></text:span><text:span text:style-name="T256">Gebruiker inrichten</text:span><text:span text:style-name="Strong_20_Emphasis"><text:span text:style-name="T73">.</text:span></text:span></text:p>
          </table:table-cell>
        </table:table-row>
        <table:table-row table:style-name="TableLine9439680810300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3" draw:name="Vorm41" draw:style-name="gr1" draw:text-style-name="P84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08">Volg de aanwijzingen op het scherm.</text:span></text:span></text:p>
          </table:table-cell>
        </table:table-row>
        <table:table-row table:style-name="TableLine94396808103008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8"/>
          </table:table-cell>
        </table:table-row>
        <table:table-row table:style-name="TableLine94396808206832">
          <table:table-cell table:style-name="Tabel2.A1" office:value-type="string">
            <text:p text:style-name="P80"><text:span text:style-name="Strong_20_Emphasis"><text:span text:style-name="T98"><text:s/></text:span></text:span><text:span text:style-name="Strong_20_Emphasis"><text:span text:style-name="T128"><draw:control text:anchor-type="as-char" draw:z-index="54" draw:name="Vorm41_0" draw:style-name="gr1" draw:text-style-name="P84" svg:width="0.35cm" svg:height="0.35cm" draw:control="control55"/></text:span></text:span></text:p>
          </table:table-cell>
          <table:table-cell table:style-name="Tabel2.A1" office:value-type="string">
            <text:p text:style-name="P80"><text:span text:style-name="T434">Gebruik de </text:span><text:span text:style-name="Strong_20_Emphasis"><text:span text:style-name="T434">kz_</text:span></text:span><text:span text:style-name="Strong_20_Emphasis"><text:span text:style-name="T323">setup</text:span></text:span><text:span text:style-name="T434">-bestanden in </text:span><text:span text:style-name="T435">de </text:span><text:span text:style-name="Strong_20_Emphasis"><text:span text:style-name="T435">Persoonlijk map</text:span></text:span><text:span text:style-name="T319"> om de volledigheid van </text:span><text:span text:style-name="T320">h</text:span><text:span text:style-name="T319">e</text:span><text:span text:style-name="T320">t</text:span><text:span text:style-name="T319"> in</text:span><text:span text:style-name="T321">richten </text:span><text:span text:style-name="T319">te controleren.</text:span></text:p>
          </table:table-cell>
        </table:table-row>
        <table:table-row table:style-name="TableLine94396808201712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8"/>
          </table:table-cell>
        </table:table-row>
        <table:table-row table:style-name="TableLine9439680820171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4" draw:name="Vorm42" draw:style-name="gr1" draw:text-style-name="P84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78">Herstart de computer.</text:span></text:span></text:p>
          </table:table-cell>
        </table:table-row>
        <table:table-row table:style-name="TableLine943968082087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9680820342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5" draw:name="Vorm43" draw:style-name="gr1" draw:text-style-name="P84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2">Aanmelden als </text:span></text:span><text:span text:style-name="Definition"><text:span text:style-name="T12">gebruiker</text:span></text:span><text:span text:style-name="Strong_20_Emphasis"><text:span text:style-name="T72">.</text:span></text:span></text:p>
          </table:table-cell>
        </table:table-row>
        <table:table-row table:style-name="TableLine943968080932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9680820801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6" draw:name="Vorm44" draw:style-name="gr1" draw:text-style-name="P84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7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7">l</text:span></text:span><text:span text:style-name="Strong_20_Emphasis"><text:span text:style-name="T22">eg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22"> vast in </text:span></text:span><text:span text:style-name="Strong_20_Emphasis"><text:span text:style-name="T56">een</text:span></text:span><text:span text:style-name="Strong_20_Emphasis"><text:span text:style-name="T22"> </text:span></text:span><text:span text:style-name="Strong_20_Emphasis"><text:span text:style-name="T56">w</text:span></text:span><text:span text:style-name="Strong_20_Emphasis"><text:span text:style-name="T57">achtwoordkluis</text:span></text:span><text:span text:style-name="Strong_20_Emphasis"><text:span text:style-name="T22"> </text:span></text:span><text:span text:style-name="Strong_20_Emphasis"><text:span text:style-name="T56">zoals </text:span></text:span><text:span text:style-name="Strong_20_Emphasis"><text:span text:style-name="T167">Bitwarden</text:span></text:span><text:span text:style-name="Strong_20_Emphasis"><text:span text:style-name="T56">, </text:span></text:span><text:span text:style-name="Strong_20_Emphasis"><text:span text:style-name="T66">zie links in de </text:span></text:span><text:span text:style-name="Strong_20_Emphasis"><text:span text:style-name="T125">balk</text:span></text:span><text:span text:style-name="Strong_20_Emphasis"><text:span text:style-name="T66">.</text:span></text:span></text:p>
          </table:table-cell>
        </table:table-row>
        <table:table-row table:style-name="TableLine943968082055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9680812292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7" draw:name="Vorm45" draw:style-name="gr1" draw:text-style-name="P84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36">Maak een </text:span></text:span><text:span text:style-name="Strong_20_Emphasis"><text:span text:style-name="T238">back-up</text:span></text:span><text:span text:style-name="Strong_20_Emphasis"><text:span text:style-name="T236">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6">men</text:span></text:span><text:span text:style-name="Strong_20_Emphasis"><text:span text:style-name="T160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39680819384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8" draw:name="Vorm46" draw:style-name="gr1" draw:text-style-name="P84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64">K</text:span></text:span><text:span text:style-name="Strong_20_Emphasis"><text:span text:style-name="T236">ies</text:span></text:span><text:span text:style-name="Strong_20_Emphasis"><text:span text:style-name="T235"> </text:span></text:span><text:span text:style-name="Strong_20_Emphasis"><text:span text:style-name="T253">5 -</text:span></text:span><text:span text:style-name="T234"> </text:span><text:span text:style-name="T253">Opdrachtenmenu</text:span><text:span text:style-name="T236">, </text:span><text:span text:style-name="T266">kies</text:span><text:span text:style-name="T236"> </text:span><text:span text:style-name="T254">1 -</text:span><text:span text:style-name="T234"> </text:span><text:span text:style-name="T257">Back-up</text:span><text:span text:style-name="T254"> </text:span><text:span text:style-name="T257">maken</text:span><text:span text:style-name="T234">,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39680815132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9" draw:name="Vorm47" draw:style-name="gr1" draw:text-style-name="P84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  <table:table-row table:style-name="TableLine943968082043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9680820496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0" draw:name="Vorm48" draw:style-name="gr1" draw:text-style-name="P84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6"> </text:span></text:span><text:span text:style-name="Strong_20_Emphasis"><text:span text:style-name="T237">in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8">res</text:span></text:span><text:span text:style-name="Strong_20_Emphasis"><text:span text:style-name="T165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9">het </text:span></text:span><text:span text:style-name="Strong_20_Emphasis"><text:span text:style-name="T84">pictogram </text:span></text:span><text:span text:style-name="Strong_20_Emphasis"><text:span text:style-name="T109">van</text:span></text:span><text:span text:style-name="Strong_20_Emphasis"><text:span text:style-name="T88"> </text:span></text:span><text:span text:style-name="Strong_20_Emphasis"><text:span text:style-name="T248">Reservekopieën</text:span></text:span><text:span text:style-name="Strong_20_Emphasis"><text:span text:style-name="T83">.</text:span></text:span></text:p>
          </table:table-cell>
        </table:table-row>
        <table:table-row table:style-name="TableLine9439680816688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1" draw:name="Vorm49" draw:style-name="gr1" draw:text-style-name="P84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</table:table>
      <text:p text:style-name="P18"><text:span text:style-name="Strong_20_Emphasis"><text:span text:style-name="T73"/></text:span></text:p>
      <text:p text:style-name="P47"/>
      <text:p text:style-name="P29"><text:span text:style-name="T279">De installatie van </text:span><text:span text:style-name="T279"><text:reference-ref text:reference-format="text" text:ref-name="Distributie">Ubuntu</text:reference-ref></text:span><text:span text:style-name="T279"><text:s/></text:span><text:span text:style-name="T280"><text:reference-ref text:reference-format="text" text:ref-name="Versie">20.04 LTS</text:reference-ref></text:span><text:span text:style-name="T279"><text:s/></text:span><text:span text:style-name="T279"><text:reference-ref text:reference-format="text" text:ref-name="Editie">desktop</text:reference-ref></text:span><text:span text:style-name="T279"><text:s/>is voltooid.</text:span></text:p>
      <text:p text:style-name="P23"/>
      <text:p text:style-name="P22"><text:span text:style-name="T402">E</text:span><text:span text:style-name="T401">inde c</text:span><text:span text:style-name="T400">hecklist.</text:span></text:p>
      <text:p text:style-name="P24"/>
      <text:p text:style-name="P7"><text:span text:style-name="T120">Geschreven</text:span><text:span text:style-name="T55"> door Karel Zimmer &lt;</text:span><text:a xlink:type="simple" xlink:href="mailto:info@karelzimmer.nl" text:style-name="Internet_20_link" text:visited-style-name="Visited_20_Internet_20_Link">info@karelzimmer.nl</text:a><text:span text:style-name="T55">&gt;</text:span><text:span text:style-name="T59">.</text:span></text:p>
      <text:p text:style-name="P8"/>
      <text:p text:style-name="P10"><text:span text:style-name="T428">Auteursrecht </text:span><text:span text:style-name="Strong_20_Emphasis"><text:span text:style-name="T427">© </text:span></text:span><text:span text:style-name="Strong_20_Emphasis"><text:span text:style-name="T426">2</text:span></text:span><text:span text:style-name="T428">020-</text:span><text:span text:style-name="T430">2021</text:span><text:span text:style-name="T428"> Karel Zimmer.</text:span></text:p>
      <text:p text:style-name="P9"/>
      <text:p text:style-name="P11"><text:span text:style-name="T429">Creative Commons Naamsvermelding-GelijkDelen Internationaal</text:span><text:span text:style-name="T431">-</text:span><text:span text:style-name="T429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29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15T13:43:16.631107642">15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5T13:43:16.530590815</dc:date>
    <meta:keyword>Installatie</meta:keyword>
    <meta:keyword>Checklist</meta:keyword>
    <meta:keyword>Linux</meta:keyword>
    <meta:editing-cycles>6171</meta:editing-cycles>
    <meta:editing-duration>P10DT19H29M43S</meta:editing-duration>
    <meta:print-date>2021-03-23T20:07:57.967210640</meta:print-date>
    <dc:creator>Karel Zimmer</dc:creator>
    <meta:document-statistic meta:table-count="4" meta:image-count="0" meta:object-count="0" meta:page-count="4" meta:paragraph-count="131" meta:word-count="948" meta:character-count="6528" meta:non-whitespace-character-count="5584"/>
    <meta:user-defined meta:name="Info 1"/>
    <meta:user-defined meta:name="Info 2"/>
    <meta:user-defined meta:name="Info 3"/>
    <meta:user-defined meta:name="Info 4"/>
  </office:meta>
</office:document-meta>
</file>